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officeooo:paragraph-rsid="001669db" style:language-asian="zxx" style:country-asian="none" style:language-complex="zxx" style:country-complex="none"/>
    </style:style>
    <style:style style:name="P3" style:family="paragraph" style:parent-style-name="Standard">
      <style:paragraph-properties fo:text-align="center" style:justify-single-word="false"/>
      <style:text-properties fo:font-size="20pt" fo:language="zxx" fo:country="none" style:font-size-asian="20pt" style:language-asian="zxx" style:country-asian="none" style:font-size-complex="20pt" style:language-complex="zxx" style:country-complex="none"/>
    </style:style>
    <style:style style:name="P4" style:family="paragraph" style:parent-style-name="Standard">
      <style:text-properties fo:font-size="15pt" fo:language="zxx" fo:country="none" style:font-size-asian="15pt" style:language-asian="zxx" style:country-asian="none" style:font-size-complex="15pt" style:language-complex="zxx" style:country-complex="none"/>
    </style:style>
    <style:style style:name="P5" style:family="paragraph" style:parent-style-name="Standard">
      <style:text-properties style:font-name="Source Code Pro" fo:language="zxx" fo:country="none" style:language-asian="zxx" style:country-asian="none" style:language-complex="zxx" style:country-complex="none"/>
    </style:style>
    <style:style style:name="P6" style:family="paragraph" style:parent-style-name="Standard">
      <style:text-properties fo:font-size="13pt" fo:language="zxx" fo:country="none" style:font-size-asian="13pt" style:language-asian="zxx" style:country-asian="none" style:font-size-complex="13pt" style:language-complex="zxx" style:country-complex="none"/>
    </style:style>
    <style:style style:name="P7" style:family="paragraph" style:parent-style-name="Standard">
      <style:text-properties fo:language="en" fo:country="US" officeooo:rsid="0017bff8" officeooo:paragraph-rsid="0017bff8" style:language-asian="zxx" style:country-asian="none" style:language-complex="zxx" style:country-complex="none"/>
    </style:style>
    <style:style style:name="P8" style:family="paragraph" style:parent-style-name="Standard">
      <style:text-properties fo:language="zxx" fo:country="none" style:language-asian="zxx" style:country-asian="none" style:language-complex="zxx" style:country-complex="none"/>
    </style:style>
    <style:style style:name="P9" style:family="paragraph" style:parent-style-name="Standard">
      <style:text-properties style:font-name="Source Code Pro" fo:language="zxx" fo:country="none" style:language-asian="zxx" style:country-asian="none" style:language-complex="zxx" style:country-complex="none"/>
    </style:style>
    <style:style style:name="T1" style:family="text">
      <style:text-properties fo:language="en" fo:country="US"/>
    </style:style>
    <style:style style:name="T2" style:family="text">
      <style:text-properties fo:language="en" fo:country="US" officeooo:rsid="001669db"/>
    </style:style>
    <style:style style:name="T3" style:family="text">
      <style:text-properties fo:language="en" fo:country="US" officeooo:rsid="0017823e"/>
    </style:style>
    <style:style style:name="T4" style:family="text">
      <style:text-properties fo:language="en" fo:country="US" officeooo:rsid="00241501"/>
    </style:style>
    <style:style style:name="T5" style:family="text">
      <style:text-properties fo:language="en" fo:country="US" officeooo:rsid="00251f84"/>
    </style:style>
    <style:style style:name="T6" style:family="text">
      <style:text-properties officeooo:rsid="0018a1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nual to the programming language "nom".</text:p>
      <text:p text:style-name="P1"/>
      <text:p text:style-name="P4">Basic information.</text:p>
      <text:p text:style-name="P1">The nom language was created to replace TA0. Now for nom created the official compiler "onc " which as the first argument takes the source code of the program on nom (it is desirable that the file with the source code of the program had an extension .nom), and the second argument is the name of the resulting file. Example of an onc call for TVM v0.3.5:</text:p>
      <text:p text:style-name="P1"/>
      <text:p text:style-name="P5">nom argument1.nom argument2.ncp</text:p>
      <text:p text:style-name="P1"/>
      <text:p text:style-name="P1">I draw your attention to the fact that the second argument is the name of the file received as the work of onc, which it is desirable to have an extension .ncp (format of executable files in TVM, analog .exe/.com/.out on some other systems).</text:p>
      <text:p text:style-name="P1"/>
      <text:p text:style-name="P6">Tokens in nom are divided into 3 groups:</text:p>
      <text:p text:style-name="P1"/>
      <text:p text:style-name="P1">Keyword. The generalized syntax for keywords is as follows: [keyword] [flag] [data]. It so happens that the keywords are not required, neither the flag nor the data, then clear the flag and data, you can fill the keyword nil.</text:p>
      <text:p text:style-name="P1"/>
      <text:p text:style-name="P1">Directives. The General syntax of directives is as follows: [Directive] [flag] [data]. Please note that all directives have a name beginning with (.) also unlike keywords, which directives of a General nature, the Directive takes precedence. In addition, the directives can affect the order of the program, change the structure of the program, shut down the program. Using directives you can write programs that change themselves.</text:p>
      <text:p text:style-name="P1"/>
      <text:p text:style-name="P1">Bunting. Unlike keywords and directives, flags are not independent tokens, all they are created for is an explanation of the work of a keyword or Directive, as well as an indication of something. All flag names begin with (_).</text:p>
      <text:p text:style-name="P1"/>
      <text:p text:style-name="P4">The syntax of nom.</text:p>
      <text:p text:style-name="P4"/>
      <text:p text:style-name="P6">The basic rule of language syntax nom – all tokens are separated by spaces.</text:p>
      <text:p text:style-name="P1"/>
      <text:p text:style-name="P6">Syntax of directives and keywords in nom:</text:p>
      <text:p text:style-name="P6"/>
      <text:p text:style-name="P1">Keyword:</text:p>
      <text:p text:style-name="P1">nil<text:tab/>crc<text:tab/>crc<text:tab/>prg<text:tab/>pr<text:span text:style-name="T2">c</text:span><text:tab/>put<text:tab/>add<text:tab/>sub<text:span text:style-name="T2">t<text:tab/></text:span>mul<text:span text:style-name="T2">t<text:tab/></text:span>div<text:tab/>cmp</text:p>
      <text:p text:style-name="P7">push<text:tab/>eject<text:tab/>sum<text:tab/>write</text:p>
      <text:p text:style-name="P1"/>
      <text:p text:style-name="P1">nil – word-zero is used to improve code clarity in situations where something is missing. </text:p>
      <text:p text:style-name="P2">crg – has an action similar to the CRG command. The choice of register.</text:p>
      <text:p text:style-name="P2">crc – has an action similar to the CRC command. Select a cell.</text:p>
      <text:p text:style-name="P2">prg – has an action similar to the PRG command. Put data in the zero cell of the selected register.</text:p>
      <text:p text:style-name="P2">prc – has an action similar to the PRC command. Put the data in the selected cell in the selected register.</text:p>
      <text:p text:style-name="P2">put – has an action similar to the PUT command. Displays values on the screen.</text:p>
      <text:p text:style-name="P2">add – has an action similar to the ADD command. Addition.</text:p>
      <text:p text:style-name="P2">subt – has an action similar to the SUBT command. Subtraction</text:p>
      <text:p text:style-name="P2">mult – has an action similar to MULT. Multiplication.</text:p>
      <text:p text:style-name="P2"><text:soft-page-break/>div – has an action similar to DIV. Division.</text:p>
      <text:p text:style-name="P2">cmp – has an action similar to the CMP command. A comparison of the values of the registers.</text:p>
      <text:p text:style-name="P2">input – has an action similar to the INPUT command. Enter values using the keyboard.</text:p>
      <text:p text:style-name="P2">push – add a new item to the stack.</text:p>
      <text:p text:style-name="P2">eject – extract the head element from the stack.</text:p>
      <text:p text:style-name="P2">sum – summation of all stack elements.</text:p>
      <text:p text:style-name="P2">write – output of the head element of the stack.</text:p>
      <text:p text:style-name="P2"/>
      <text:p text:style-name="P2">Directives:</text:p>
      <text:p text:style-name="P2">.<text:span text:style-name="T1">jum</text:span><text:span text:style-name="T3">p <text:s text:c="3"/></text:span><text:span text:style-name="T1">.point <text:s text:c="3"/></text:span>.deb <text:s text:c="3"/>.main <text:s text:c="3"/>.restart <text:s text:c="3"/>.quit <text:s text:c="3"/>.clear <text:s text:c="3"/>.goback <text:s text:c="3"/>.end</text:p>
      <text:p text:style-name="P2"/>
      <text:p text:style-name="P2">.jump – has an action similar to the GJP command. Go to JPT with the selected code.</text:p>
      <text:p text:style-name="P2">.point – has an action similar to JPT command. Creates a label.</text:p>
      <text:p text:style-name="P2">.deb – has an action similar to DEB command. Displays the number of the memory cell to be read.</text:p>
      <text:p text:style-name="P2">.main – has an action similar to the MAIN command. Indicates the start of the program.</text:p>
      <text:p text:style-name="P2">.restart – has an action similar to the RESTART command. Begins execution of the program again.</text:p>
      <text:p text:style-name="P2">.quit – has an action similar to the QUIT command. Terminates the program.</text:p>
      <text:p text:style-name="P2">.clear – has an action similar to the CLEAR command. Erases the program code from the memory.</text:p>
      <text:p text:style-name="P2">.goback – has an action similar to the GOBACK command. Returns the execution of the program to its original point.</text:p>
      <text:p text:style-name="P2">.end – has an action similar to the END command. End of program.</text:p>
      <text:p text:style-name="P1"/>
      <text:p text:style-name="P1">Bunting:</text:p>
      <text:p text:style-name="P1">_stdi _stda _stdc _cwr _vwr _all _acc _cacc</text:p>
      <text:p text:style-name="P1">_stdi – indicates that the data is a number from the register.</text:p>
      <text:p text:style-name="P1">_stda – indicates that the data is an address from the register.</text:p>
      <text:p text:style-name="P1">_stdc – indicates that the data is a character from the case.</text:p>
      <text:p text:style-name="P1">_cwr – indicates that the data is a non-case-related character.</text:p>
      <text:p text:style-name="P1">_vwr – indicates that the data is a non-case-related number.</text:p>
      <text:p text:style-name="P1">_all – special flag applied to .clear.</text:p>
      <text:p text:style-name="P1">_acc – flag indicating that the data is a number from the battery.</text:p>
      <text:p text:style-name="P1">_<text:span text:style-name="T6">cacc</text:span> – flag indicating that the data is a symbol of the battery.</text:p>
      <text:p text:style-name="P1">_num – flag indicating that the data is a number associated with the stack. </text:p>
      <text:p text:style-name="P1">_sym – flag indicating that the data is a symbol associated with the stack.</text:p>
      <text:p text:style-name="P1">_stack – flag indicating that the data is the head element of the stack.</text:p>
      <text:p text:style-name="P1">&gt; – special flag for transition Directive (.jump). </text:p>
      <text:p text:style-name="P1">&gt;= – special flag for transition Directive (.jump). </text:p>
      <text:p text:style-name="P1">= – special flag for transition Directive (.jump). </text:p>
      <text:p text:style-name="P1">&lt; – special flag for transition Directive (.jump). </text:p>
      <text:p text:style-name="P1">&lt;= – special flag for transition Directive (.jump).</text:p>
      <text:p text:style-name="P1"/>
      <text:p text:style-name="P1">Section 1. Commands, flags and directives.</text:p>
      <text:p text:style-name="P1"/>
      <text:p text:style-name="P1">1.1 Commands (Keywords).</text:p>
      <text:p text:style-name="P1">A command is an action that can be performed by a certain executor. As you can see from the directory above, there are not so many commands in nom, but despite this, almost any means of modern programming languages are also implemented in nom.</text:p>
      <text:p text:style-name="P1">Commands are the main part of any nom program, all commands can be divided into two types: specific and General-purpose. For example, the nil keyword is specific and does not require additional information, and the crg is a General-purpose keyword, the Onon requires specification in the form of flags and data.</text:p>
      <text:p text:style-name="P1"/>
      <text:p text:style-name="P1"><text:soft-page-break/>1.2 Flags.</text:p>
      <text:p text:style-name="P1">As mentioned above, most of the commands require specification, one of the ways to do this are flags, they can be used for 3 purposes: to specify the action of the command, specify the type of data or their address, set the condition of the team. Let's deal with everything in order.</text:p>
      <text:p text:style-name="P1">Flags specifying a command action can indicate an object of influence or a group of objects. For example, the clear command requires a flag indicating what to clear. Or, a more abstract example, there is a command: "water the Flowers", but this is a General-purpose command, as flowers can be watered in different ways, so that the performer, for example, a person, better understood the command "Fields flowers" we can clarify that you need to water only daisies, that is, in this case, "daisies" is the flag given to the team "Fields flowers".</text:p>
      <text:p text:style-name="P1"/>
      <text:p text:style-name="P1">1.3 Directive<text:span text:style-name="T4">s</text:span>.</text:p>
      <text:p text:style-name="P1">Directives are a special type of keywords that can influence the work of the program, going back to the past example with flowers, we can say "Fields flowers when you want", here "when you want" can be considered a Directive so-as flowers can be watered now, and may not be watered at all. </text:p>
      <text:p text:style-name="P1"/>
      <text:p text:style-name="P1">Section 2. Standard type of program.</text:p>
      <text:p text:style-name="P1"/>
      <text:p text:style-name="P1">2.1 the Directive of the entry point into the program.</text:p>
      <text:p text:style-name="P1">The main program code on the nom must be located after the Directive .main (it doesn't need flags and data). When you run the TVM program, the first thing is looking for a Directive .main, after which the code starts to execute.</text:p>
      <text:p text:style-name="P1"/>
      <text:p text:style-name="P1">2.2 end of program Directive.</text:p>
      <text:p text:style-name="P1">When the main code ends, and everything below it should not be executed without a special call, it is required to put a <text:span text:style-name="T4">d</text:span>irective .end, after which the program will be terminated.</text:p>
      <text:p text:style-name="P1"/>
      <text:p text:style-name="P1">2.3 Standard view of the program.</text:p>
      <text:p text:style-name="P1">Taking into account all the above, it is not difficult to guess that any program on nom has the following structure:</text:p>
      <text:p text:style-name="P1"/>
      <text:p text:style-name="P5">// Some code</text:p>
      <text:p text:style-name="P5">.main</text:p>
      <text:p text:style-name="P5">// Main code</text:p>
      <text:p text:style-name="P5">.end </text:p>
      <text:p text:style-name="P5">// Here the code can also be</text:p>
      <text:p text:style-name="P1"/>
      <text:p text:style-name="P1">As you can see from the code above, the whole main part of the program should be located between the directives .main &amp; .end, and above them or below is the part of the program that will be called from the main, such as procedures. </text:p>
      <text:p text:style-name="P1"/>
      <text:p text:style-name="P1">Section 3. Programming.</text:p>
      <text:p text:style-name="P1"/>
      <text:p text:style-name="P1">3.1 data Types.</text:p>
      <text:p text:style-name="P1">Nom has 3 types of data: numbers, addresses, and symbols.</text:p>
      <text:p text:style-name="P1">Numeric data types are indicated by flags (_stdi, _vwr).</text:p>
      <text:p text:style-name="P1">Addresses are represented by a flag (_stda).</text:p>
      <text:p text:style-name="P1">For characters (ASCII) use flags (_stdc, _cwr). </text:p>
      <text:p text:style-name="P1"/>
      <text:p text:style-name="P1">3.2 Registers.</text:p>
      <text:p text:style-name="P1">A register is a block of TVM memory that you can use to store any data. In total, the TVM 64 registers each of which can store values in the approximate range from 2 147 483 648 to +2 147 483 <text:soft-page-break/>647 ahhh! In order to put a value in the register is required to start to refer to it. To do this, there is a keyword crg, it requires a flag denoting the type of data transmitted, in our case, we will immediately pass the address of the register, so we use the flag to denote addresses (_stda), and as the address we pass a two-digit number the first digit of which will be the row number (0 — 7) and the column number (0 — 7), as registers TVM, organized by table type.</text:p>
      <text:p text:style-name="P1">Once mA has accessed the register we can write the value into it. To do this, there is a keyword prc, which takes as data the value to be written to the address that is the flag, in our case, the address is not needed, because we have already turned to the register, so we pass a flag (_stdi), in order to specify that we pass as data a number. What we eventually got can be seen in the following piece of code:</text:p>
      <text:p text:style-name="P1"/>
      <text:p text:style-name="P5">.main</text:p>
      <text:p text:style-name="P5">crg _stda 00</text:p>
      <text:p text:style-name="P5">prc _stdi 123</text:p>
      <text:p text:style-name="P5">.end</text:p>
      <text:p text:style-name="P1"/>
      <text:p text:style-name="P1">Explanations. The first line starts the program, as there is a Directive to enter the program (.main), then we refer to the register at 00, zero row, zero column. </text:p>
      <text:p text:style-name="P1"/>
      <text:p text:style-name="P1">3.3 <text:span text:style-name="T4">Accumulator</text:span>.</text:p>
      <text:p text:style-name="P1">The <text:span text:style-name="T4">accumulator</text:span> is a TVM memory unit in which it is most convenient to perform arithmetic operations. In order to write to the <text:span text:style-name="T4">accumulator</text:span> any value in the nom, in the absence of a special command for this, you need to use the command of summation and subtraction. For example:</text:p>
      <text:p text:style-name="P1"/>
      <text:p text:style-name="P5">.main</text:p>
      <text:p text:style-name="P5">add _acc _vwr 5</text:p>
      <text:p text:style-name="P5">.end <text:s/></text:p>
      <text:p text:style-name="P1"/>
      <text:p text:style-name="P1">Explanations. As in the first example, we start the program with a <text:span text:style-name="T4">d</text:span>irective to enter the program. Next, we call the add command, which requires one flag denoting the address to the value to which it points will be added value, the next flag indicates the type of value that we add, in our case this flag (_vwr) means that the next value is ready, not the address, and the value itself.</text:p>
      <text:p text:style-name="P1"/>
      <text:p text:style-name="P1">3.4 Stack.</text:p>
      <text:p text:style-name="P1">Stack — a special type of data is a set of elements organized on the principle of "last come first out". Nom has a built-in stack and special commands to interact with it: push, eject, sum, output.</text:p>
      <text:p text:style-name="P1"/>
      <text:p text:style-name="P1">3.5 Comments.</text:p>
      <text:p text:style-name="P1">Comments allow you to leave notes in the code, in nom all comments are multi-line, single-line, no. The text of the comment is framed on both sides by a sign (*), as in the example below:</text:p>
      <text:p text:style-name="P1"/>
      <text:p text:style-name="P5">* This is a comment *</text:p>
      <text:p text:style-name="P1"/>
      <text:p text:style-name="P1">3.6 <text:span text:style-name="T4">Output</text:span>.</text:p>
      <text:p text:style-name="P1">Output to nom is done character by character, so for the program "Hello, world", the text is required to display character by character, in the standard output can be displayed only numbers and characters, to display characters using the flag (_stda). To output to the standard output stream (hereinafter stdout), there is a put command that first takes a flag with the address of the data to be output (_acc, _stack, register address), or not directly the character code that you want to output, followed by a flag that explains how to output data: (_stdi, _stdc) – for addresses (_vwr, _cwr) – for direct character codes. For example: </text:p>
      <text:p text:style-name="P1"/>
      <text:p text:style-name="P5"><text:soft-page-break/>.main</text:p>
      <text:p text:style-name="P5">put 65 _cwr</text:p>
      <text:p text:style-name="P5">.end</text:p>
      <text:p text:style-name="P1"/>
      <text:p text:style-name="P1">Explanations. In this example, we called the put command (keyword) with two flags: the first is replaced by the output character code (capital letter A), the second indicates that the first flag is the direct character code.</text:p>
      <text:p text:style-name="P1"/>
      <text:p text:style-name="P5">.main</text:p>
      <text:p text:style-name="P5">put 00 _stdi</text:p>
      <text:p text:style-name="P5">.end</text:p>
      <text:p text:style-name="P1"/>
      <text:p text:style-name="P1">Explanations. In this example, we call put, passing the register address (00) first, and then specifying that the register value is to be output as a number.</text:p>
      <text:p text:style-name="P1"/>
      <text:p text:style-name="P1">3.7 Input.</text:p>
      <text:p text:style-name="P1">Input as well as output to the nom is made by character, for input use the command input, which as the first flag takes the address to which then write the entered number or character, and then followed by a flag with the type of the input value, (_stdi, _stdc) for numbers and characters, respectively. Example:</text:p>
      <text:p text:style-name="P1"/>
      <text:p text:style-name="P5">.main</text:p>
      <text:p text:style-name="P5">input 00 _stdi</text:p>
      <text:p text:style-name="P5">.end</text:p>
      <text:p text:style-name="P1"/>
      <text:p text:style-name="P1">Explanations. Here we called the input command with two flags: the first is replaced by the address of the register in which the entry will be made, and the second flag indicates that a number will be entered.</text:p>
      <text:p text:style-name="P1"/>
      <text:p text:style-name="P5">.main</text:p>
      <text:p text:style-name="P5">input _acc _stdc</text:p>
      <text:p text:style-name="P5">put _acc _stdc</text:p>
      <text:p text:style-name="P5">.end</text:p>
      <text:p text:style-name="P1"/>
      <text:p text:style-name="P1">Explanations. In this code sample, we first introduce the character into the accumulator, and then using put commands derive an input character. Note that we use the flag (_acc) as the input and output address, thus indicating that the data needs to be written or read from the <text:span text:style-name="T4">accumulator</text:span>.</text:p>
      <text:p text:style-name="P1"/>
      <text:p text:style-name="P1">3.8 Unconditional transitions.</text:p>
      <text:p text:style-name="P1">In nom, among other things, there are means for organizing transitions, both conditional and unconditional, the latter will be discussed. First, for the transition, we need the point itself in which we will make the transition, such a point can only have a numeric name (number), and creates such a point using the Directive (.point) after it is specified the number of the transition point, it looks like this:</text:p>
      <text:p text:style-name="P1"/>
      <text:p text:style-name="P5">.point 1</text:p>
      <text:p text:style-name="P1"/>
      <text:p text:style-name="P1">To go to the label (point), use the Directive (.jump) first, it is passed to the transition condition, but since we consider unconditional transitions as a condition, we use the operator (~) denoting unconditional transition, followed by the label number to which the transition is made, it looks like this:</text:p>
      <text:p text:style-name="P1"><text:soft-page-break/></text:p>
      <text:p text:style-name="P5">.jump ~ 1</text:p>
      <text:p text:style-name="P1"/>
      <text:p text:style-name="P1">And combining all in place we get:</text:p>
      <text:p text:style-name="P1"/>
      <text:p text:style-name="P5">* Some code *</text:p>
      <text:p text:style-name="P5">.point 1</text:p>
      <text:p text:style-name="P5">.jump ~ 1</text:p>
      <text:p text:style-name="P5">* Some code *</text:p>
      <text:p text:style-name="P1"/>
      <text:p text:style-name="P1">It should also be noted that the label to which the transition is made can be in front of the call Directive and after it and beyond .end</text:p>
      <text:p text:style-name="P1"/>
      <text:p text:style-name="P1">3.9 Conditional transitions.</text:p>
      <text:p text:style-name="P1">Last time we looked at the simplest, unconditional transitions, we will proceed to conditional ones. There are no changes in the part of creating labels. However, you must use a different syntax to call the label. First, we note that all conditions are based on the relationship between the operand and zero, so any condition used in the transition looks like this: 0 &lt;operator&gt; &lt;operand&gt;.</text:p>
      <text:p text:style-name="P1">The same Directive (.) is used for the transition.jump), but it is followed by a flag-comparison operator with zero (&gt;, &gt;=, =, &lt;, &lt;=, !=) followed by the address with the value of the operand (_acc, _stack, register address), followed by the label number to which the transition.</text:p>
      <text:p text:style-name="P1">Example:</text:p>
      <text:p text:style-name="P1"/>
      <text:p text:style-name="P5">.point 1</text:p>
      <text:p text:style-name="P5">.jump = _acc 1</text:p>
      <text:p text:style-name="P1"/>
      <text:p text:style-name="P1">Explanations. The expression after the <text:span text:style-name="T5">d</text:span>irective (.jump), can be interpreted as "If the <text:span text:style-name="T5">accumulator</text:span> value is zero, then make the transition to the label number 1". In addition to the = operator flag, you can also use other types of conditions (&gt;, &gt;=, =, &lt;, &lt;=, !=).</text:p>
      <text:p text:style-name="P1"/>
      <text:p text:style-name="P1">More examples can be found in the ...\docs\samples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09:22:54.232000000</meta:creation-date>
    <dc:date>2019-05-04T20:49:40.726000000</dc:date>
    <meta:editing-duration>PT36M19S</meta:editing-duration>
    <meta:editing-cycles>19</meta:editing-cycles>
    <meta:generator>LibreOffice/6.1.4.2$Windows_x86 LibreOffice_project/9d0f32d1f0b509096fd65e0d4bec26ddd1938fd3</meta:generator>
    <meta:document-statistic meta:table-count="0" meta:image-count="0" meta:object-count="0" meta:page-count="6" meta:paragraph-count="147" meta:word-count="2500" meta:character-count="14127" meta:non-whitespace-character-count="11689"/>
  </office:meta>
</office:document-meta>
</file>